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456cm" fo:min-width="1.304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4.5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751cm" fo:min-width="1.796cm"/>
      <style:paragraph-properties style:writing-mode="lr-tb"/>
    </style:style>
    <style:style style:name="gr4" style:family="graphic" style:parent-style-name="objectwithoutfill">
      <style:graphic-properties svg:stroke-color="#000000" draw:fill="none" draw:fill-color="#ffffff" draw:textarea-vertical-align="middle"/>
    </style:style>
    <style:style style:name="gr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middle" draw:auto-grow-height="false" fo:min-height="1.209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56cm" fo:min-width="2.206cm"/>
      <style:paragraph-properties style:writing-mode="lr-tb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38cm" fo:min-width="3.278cm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1.25cm"/>
      <style:paragraph-properties style:writing-mode="lr-tb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751cm" fo:min-width="1.326cm"/>
      <style:paragraph-properties style:writing-mode="lr-tb"/>
    </style:style>
    <style:style style:name="gr10" style:family="graphic" style:parent-style-name="standard">
      <style:graphic-properties svg:stroke-color="#000000" draw:fill-color="#ffffff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27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11cm"/>
      <style:paragraph-properties style:writing-mode="lr-tb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38cm" fo:min-width="6.426cm"/>
      <style:paragraph-properties style:writing-mode="lr-tb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696cm" fo:min-width="6.426cm"/>
      <style:paragraph-properties style:writing-mode="lr-tb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751cm" fo:min-width="3.75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3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Times New Roman" fo:font-size="10pt" style:font-size-asian="10pt" style:font-size-complex="10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text-align="center" style:writing-mode="lr-tb"/>
      <style:text-properties style:font-name="Times New Roman1" fo:font-size="8pt" style:font-size-asian="18pt" style:font-size-complex="18pt"/>
    </style:style>
    <style:style style:name="P7" style:family="paragraph">
      <loext:graphic-properties draw:fill="solid" draw:fill-color="#ffffff"/>
      <style:paragraph-properties fo:text-align="center" style:writing-mode="lr-tb"/>
      <style:text-properties style:font-name="Times New Roman1" fo:font-size="8pt" style:font-size-asian="18pt" style:font-size-complex="18pt"/>
    </style:style>
    <style:style style:name="P8" style:family="paragraph">
      <style:paragraph-properties fo:text-align="center"/>
      <style:text-properties style:font-name="Times New Roman1" fo:font-size="10pt" style:font-size-asian="18pt" style:font-size-complex="18pt"/>
    </style:style>
    <style:style style:name="P9" style:family="paragraph">
      <loext:graphic-properties draw:fill-color="#ffffff"/>
      <style:paragraph-properties fo:text-align="center"/>
      <style:text-properties style:font-name="Times New Roman1" fo:font-size="10pt" style:font-size-asian="18pt" style:font-size-complex="18pt"/>
    </style:style>
    <style:style style:name="P10" style:family="paragraph">
      <style:paragraph-properties fo:text-align="center"/>
      <style:text-properties style:font-name="Times New Roman1" fo:font-size="9pt" style:font-size-asian="9pt" style:font-size-complex="9pt"/>
    </style:style>
    <style:style style:name="P11" style:family="paragraph">
      <loext:graphic-properties draw:fill-color="#ffffff"/>
      <style:paragraph-properties fo:text-align="center"/>
      <style:text-properties style:font-name="Times New Roman1" fo:font-size="9pt" style:font-size-asian="9pt" style:font-size-complex="9pt"/>
    </style:style>
    <style:style style:name="P12" style:family="paragraph">
      <style:text-properties style:font-name="Times New Roman" fo:font-size="10pt" style:font-size-asian="10pt" style:font-size-complex="10pt"/>
    </style:style>
    <style:style style:name="P13" style:family="paragraph">
      <loext:graphic-properties draw:fill="none" draw:fill-color="#ffffff"/>
      <style:text-properties style:font-name="Times New Roman" fo:font-size="10pt" style:font-size-asian="10pt" style:font-size-complex="10pt"/>
    </style:style>
    <style:style style:name="P14" style:family="paragraph">
      <loext:graphic-properties draw:fill="none" draw:fill-color="#ffffff"/>
      <style:paragraph-properties fo:text-align="center"/>
      <style:text-properties style:font-name="Times New Roman1" fo:font-size="10pt" style:font-size-asian="18pt" style:font-size-complex="18pt"/>
    </style:style>
    <style:style style:name="P15" style:family="paragraph">
      <style:paragraph-properties fo:margin-top="0cm" fo:margin-bottom="0cm" fo:text-align="center" style:writing-mode="lr-tb"/>
      <style:text-properties style:font-name="Times New Roman1" fo:font-size="8pt" style:font-size-asian="18pt" style:font-size-complex="18pt"/>
    </style:style>
    <style:style style:name="P16" style:family="paragraph">
      <loext:graphic-properties draw:fill="solid" draw:fill-color="#ffffff"/>
      <style:paragraph-properties fo:margin-top="0cm" fo:margin-bottom="0cm" fo:text-align="center" style:writing-mode="lr-tb"/>
      <style:text-properties style:font-name="Times New Roman1" fo:font-size="8pt" style:font-size-asian="18pt" style:font-size-complex="18pt"/>
    </style:style>
    <style:style style:name="P17" style:family="paragraph">
      <style:paragraph-properties fo:margin-top="0cm" fo:margin-bottom="0cm" fo:text-align="center"/>
      <style:text-properties style:font-name="Times New Roman1" fo:font-size="8pt" style:font-size-asian="8pt" style:font-size-complex="8pt"/>
    </style:style>
    <style:style style:name="P18" style:family="paragraph">
      <loext:graphic-properties draw:fill-color="#ffffff"/>
      <style:paragraph-properties fo:margin-top="0cm" fo:margin-bottom="0cm" fo:text-align="center"/>
      <style:text-properties style:font-name="Times New Roman1" fo:font-size="8pt" style:font-size-asian="8pt" style:font-size-complex="8pt"/>
    </style:style>
    <style:style style:name="P19" style:family="paragraph">
      <loext:graphic-properties draw:fill="none" draw:fill-color="#ffffff"/>
      <style:paragraph-properties fo:margin-top="0cm" fo:margin-bottom="0cm" fo:text-align="center"/>
      <style:text-properties style:font-name="Times New Roman1" fo:font-size="10pt" style:font-size-asian="18pt" style:font-size-complex="18pt"/>
    </style:style>
    <style:style style:name="P20" style:family="paragraph">
      <loext:graphic-properties draw:fill-color="#ffffff"/>
      <style:paragraph-properties fo:margin-top="0cm" fo:margin-bottom="0cm" fo:text-align="center"/>
      <style:text-properties style:font-name="Times New Roman1" fo:font-size="10pt" style:font-size-asian="18pt" style:font-size-complex="18pt"/>
    </style:style>
    <style:style style:name="P21" style:family="paragraph">
      <style:paragraph-properties fo:margin-top="0cm" fo:margin-bottom="0cm"/>
      <style:text-properties style:font-name="Times New Roman" fo:font-size="10pt" style:font-size-asian="10pt" style:font-size-complex="10pt"/>
    </style:style>
    <style:style style:name="P22" style:family="paragraph">
      <loext:graphic-properties draw:fill="none" draw:fill-color="#ffffff"/>
      <style:paragraph-properties fo:margin-top="0cm" fo:margin-bottom="0cm"/>
      <style:text-properties style:font-name="Times New Roman" fo:font-size="10pt" style:font-size-asian="10pt" style:font-size-complex="10pt"/>
    </style:style>
    <style:style style:name="P23" style:family="paragraph">
      <style:paragraph-properties fo:margin-top="0cm" fo:margin-bottom="0cm" fo:text-align="center"/>
      <style:text-properties style:font-name="Times New Roman1" fo:font-size="10pt" style:font-size-asian="18pt" style:font-size-complex="18pt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Times New Roman1" fo:font-size="8pt" style:font-size-asian="18pt" style:font-size-complex="18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Arial" style:font-size-complex="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Times New Roman1" fo:font-size="8pt" style:font-size-asian="8pt" style:font-size-complex="8pt"/>
    </style:style>
    <style:style style:name="T8" style:family="text">
      <style:text-properties style:font-name="Times New Roman1" fo:font-size="10pt" style:font-size-asian="18pt" style:font-size-complex="18pt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font-name="Times New Roman1" fo:font-size="10pt" fo:font-style="normal" fo:text-shadow="none" style:text-underline-style="none" fo:font-weight="normal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layout" svg:width="2cm" svg:height="1cm" svg:x="3.5cm" svg:y="3.208cm">
          <text:p text:style-name="P1"><text:span text:style-name="T1">int main(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2" draw:id="id2" draw:layer="layout" svg:width="5cm" svg:height="1cm" svg:x="2cm" svg:y="4.708cm">
          <text:p text:style-name="P1"><text:span text:style-name="T1">setlocale(LC_ALL, "Russian")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3" draw:id="id3" draw:layer="layout" svg:width="3cm" svg:height="1cm" svg:x="3cm" svg:y="6.208cm">
          <text:p text:style-name="P1"><text:span text:style-name="T1">secondTask();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2" xml:id="id4" draw:id="id4" draw:layer="layout" svg:width="3cm" svg:height="1cm" svg:x="3cm" svg:y="7.708cm">
          <text:p text:style-name="P1"><text:span text:style-name="T1">thirdTask();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3" draw:layer="layout" draw:type="line" svg:x1="4.5cm" svg:y1="4.208cm" svg:x2="4.5cm" svg:y2="4.708cm" draw:start-shape="id1" draw:start-glue-point="6" draw:end-shape="id2" draw:end-glue-point="4" svg:d="M4500 4208v500" svg:viewBox="0 0 1 501">
          <text:p/>
        </draw:connector>
        <draw:connector draw:style-name="gr4" draw:text-style-name="P3" draw:layer="layout" draw:type="line" svg:x1="4.5cm" svg:y1="5.708cm" svg:x2="4.5cm" svg:y2="6.208cm" draw:start-shape="id2" draw:start-glue-point="6" draw:end-shape="id3" draw:end-glue-point="0" svg:d="M4500 5708v500" svg:viewBox="0 0 1 501">
          <text:p/>
        </draw:connector>
        <draw:connector draw:style-name="gr4" draw:text-style-name="P3" draw:layer="layout" draw:type="line" svg:x1="4.5cm" svg:y1="7.208cm" svg:x2="4.5cm" svg:y2="7.708cm" draw:start-shape="id3" draw:start-glue-point="2" draw:end-shape="id4" draw:end-glue-point="0" svg:d="M4500 7208v500" svg:viewBox="0 0 1 501">
          <text:p/>
        </draw:connector>
        <draw:connector draw:style-name="gr4" draw:text-style-name="P3" xml:id="id6" draw:id="id6" draw:layer="layout" draw:type="line" svg:x1="4.5cm" svg:y1="3.208cm" svg:x2="4.503cm" svg:y2="2.713cm" draw:start-shape="id1" draw:start-glue-point="4" svg:d="M4500 3208l3-495" svg:viewBox="0 0 4 496">
          <text:p/>
        </draw:connector>
        <draw:custom-shape draw:name="Text-Annotation-2" draw:style-name="gr5" draw:text-style-name="P5" xml:id="id5" draw:id="id5" draw:layer="layout" svg:width="0.495cm" svg:height="1.458cm" svg:x="6.505cm" svg:y="2cm">
          <text:p text:style-name="P4"><text:span text:style-name="T2">#include &lt;iostream&gt;</text:span></text:p>
          <text:p text:style-name="P4"><text:span text:style-name="T2"/></text:p>
          <text:p text:style-name="P4"><text:span text:style-name="T2">using namespace std</text:span><text:span text:style-name="T3">;</text:span></text:p>
          <draw:enhanced-geometry svg:viewBox="0 0 21600 21600" draw:mirror-horizontal="false" draw:mirror-vertical="false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onnector draw:style-name="gr4" draw:text-style-name="P3" draw:layer="layout" draw:type="line" svg:x1="6.505cm" svg:y1="2.729cm" svg:x2="4.503cm" svg:y2="2.713cm" draw:start-shape="id5" draw:start-glue-point="5" draw:end-shape="id6" draw:end-glue-point="3" svg:d="M6505 2729l-2002-16" svg:viewBox="0 0 2003 17">
          <text:p/>
        </draw:connector>
        <draw:custom-shape draw:style-name="gr6" draw:text-style-name="P7" xml:id="id18" draw:id="id18" draw:layer="layout" svg:width="3cm" svg:height="1cm" svg:x="12.5cm" svg:y="2cm">
          <text:p text:style-name="P6"><text:span text:style-name="T4">void secondTask(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7" draw:text-style-name="P9" xml:id="id19" draw:id="id19" draw:layer="layout" svg:width="6cm" svg:height="1cm" svg:x="11cm" svg:y="3.5cm">
          <text:p text:style-name="P8">cout &lt;&lt; "Введите цифру: ";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9" xml:id="id20" draw:id="id20" draw:layer="layout" svg:width="6cm" svg:height="1cm" svg:x="11cm" svg:y="5cm">
          <text:p text:style-name="P8">int N; cin &gt;&gt; N;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9" xml:id="id7" draw:id="id7" draw:layer="layout" svg:width="3.5cm" svg:height="2cm" svg:x="12.25cm" svg:y="6.5cm">
          <text:p text:style-name="P8">switch (N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9" xml:id="id8" draw:id="id8" draw:layer="layout" svg:width="3cm" svg:height="1cm" svg:x="16cm" svg:y="9cm">
          <text:p text:style-name="P8">cout &lt;&lt; "0 ";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9" draw:text-style-name="P9" xml:id="id9" draw:id="id9" draw:layer="layout" svg:width="3cm" svg:height="1cm" svg:x="16cm" svg:y="11cm">
          <text:p text:style-name="P8">cout &lt;&lt; "1 ";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9" draw:text-style-name="P9" xml:id="id10" draw:id="id10" draw:layer="layout" svg:width="3cm" svg:height="1cm" svg:x="16cm" svg:y="13cm">
          <text:p text:style-name="P8">cout &lt;&lt; "2 ";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9" draw:text-style-name="P9" xml:id="id11" draw:id="id11" draw:layer="layout" svg:width="3cm" svg:height="1cm" svg:x="16cm" svg:y="15cm">
          <text:p text:style-name="P8">cout &lt;&lt; "3 ";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9" draw:text-style-name="P9" xml:id="id12" draw:id="id12" draw:layer="layout" svg:width="3cm" svg:height="1cm" svg:x="16cm" svg:y="17cm">
          <text:p text:style-name="P8">cout &lt;&lt; "4 ";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9" draw:text-style-name="P9" xml:id="id13" draw:id="id13" draw:layer="layout" svg:width="3cm" svg:height="1cm" svg:x="16cm" svg:y="19cm">
          <text:p text:style-name="P8">cout &lt;&lt; "5 ";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9" draw:text-style-name="P9" xml:id="id14" draw:id="id14" draw:layer="layout" svg:width="3cm" svg:height="1cm" svg:x="16cm" svg:y="21cm">
          <text:p text:style-name="P8">cout &lt;&lt; "6 ";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9" draw:text-style-name="P9" xml:id="id15" draw:id="id15" draw:layer="layout" svg:width="3cm" svg:height="1cm" svg:x="16cm" svg:y="23cm">
          <text:p text:style-name="P8">cout &lt;&lt; "7 ";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9" draw:text-style-name="P9" xml:id="id16" draw:id="id16" draw:layer="layout" svg:width="3cm" svg:height="1cm" svg:x="16cm" svg:y="25cm">
          <text:p text:style-name="P8">cout &lt;&lt; "8 ";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9" draw:text-style-name="P11" xml:id="id17" draw:id="id17" draw:layer="layout" svg:width="3cm" svg:height="1cm" svg:x="16cm" svg:y="27cm">
          <text:p text:style-name="P10"><text:span text:style-name="T5">cout &lt;&lt; "9\n\n ";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0" draw:text-style-name="P9" draw:layer="layout" svg:x1="14cm" svg:y1="8.5cm" svg:x2="16.3cm" svg:y2="9.5cm" draw:start-shape="id7" draw:start-glue-point="6" draw:end-shape="id8" draw:end-glue-point="6" svg:d="M14000 8500v1000h2300" svg:viewBox="0 0 2301 1001">
          <text:p/>
        </draw:connector>
        <draw:connector draw:style-name="gr10" draw:text-style-name="P9" draw:layer="layout" svg:x1="14cm" svg:y1="8.5cm" svg:x2="16.3cm" svg:y2="11.5cm" draw:start-shape="id7" draw:start-glue-point="6" draw:end-shape="id9" draw:end-glue-point="6" svg:d="M14000 8500v3000h2300" svg:viewBox="0 0 2301 3001">
          <text:p/>
        </draw:connector>
        <draw:connector draw:style-name="gr10" draw:text-style-name="P9" draw:layer="layout" svg:x1="14cm" svg:y1="8.5cm" svg:x2="16.3cm" svg:y2="13.5cm" draw:start-shape="id7" draw:start-glue-point="6" draw:end-shape="id10" draw:end-glue-point="6" svg:d="M14000 8500v5000h2300" svg:viewBox="0 0 2301 5001">
          <text:p/>
        </draw:connector>
        <draw:connector draw:style-name="gr10" draw:text-style-name="P9" draw:layer="layout" svg:x1="14cm" svg:y1="8.5cm" svg:x2="16.3cm" svg:y2="15.5cm" draw:start-shape="id7" draw:start-glue-point="6" draw:end-shape="id11" draw:end-glue-point="6" svg:d="M14000 8500v7000h2300" svg:viewBox="0 0 2301 7001">
          <text:p/>
        </draw:connector>
        <draw:connector draw:style-name="gr10" draw:text-style-name="P9" draw:layer="layout" svg:x1="14cm" svg:y1="8.5cm" svg:x2="16.3cm" svg:y2="17.5cm" draw:start-shape="id7" draw:start-glue-point="6" draw:end-shape="id12" draw:end-glue-point="6" svg:d="M14000 8500v9000h2300" svg:viewBox="0 0 2301 9001">
          <text:p/>
        </draw:connector>
        <draw:connector draw:style-name="gr10" draw:text-style-name="P9" draw:layer="layout" svg:x1="14cm" svg:y1="8.5cm" svg:x2="16.3cm" svg:y2="19.5cm" draw:start-shape="id7" draw:start-glue-point="6" draw:end-shape="id13" draw:end-glue-point="6" svg:d="M14000 8500v11000h2300" svg:viewBox="0 0 2301 11001">
          <text:p/>
        </draw:connector>
        <draw:connector draw:style-name="gr10" draw:text-style-name="P9" draw:layer="layout" svg:x1="14cm" svg:y1="8.5cm" svg:x2="16.3cm" svg:y2="21.5cm" draw:start-shape="id7" draw:start-glue-point="6" draw:end-shape="id14" draw:end-glue-point="6" svg:d="M14000 8500v13000h2300" svg:viewBox="0 0 2301 13001">
          <text:p/>
        </draw:connector>
        <draw:connector draw:style-name="gr10" draw:text-style-name="P9" draw:layer="layout" svg:x1="14cm" svg:y1="8.5cm" svg:x2="16.3cm" svg:y2="23.5cm" draw:start-shape="id7" draw:start-glue-point="6" draw:end-shape="id15" draw:end-glue-point="6" svg:d="M14000 8500v15000h2300" svg:viewBox="0 0 2301 15001">
          <text:p/>
        </draw:connector>
        <draw:connector draw:style-name="gr10" draw:text-style-name="P9" draw:layer="layout" svg:x1="14cm" svg:y1="8.5cm" svg:x2="16.3cm" svg:y2="25.5cm" draw:start-shape="id7" draw:start-glue-point="6" draw:end-shape="id16" draw:end-glue-point="6" svg:d="M14000 8500v17000h2300" svg:viewBox="0 0 2301 17001">
          <text:p/>
        </draw:connector>
        <draw:connector draw:style-name="gr10" draw:text-style-name="P9" draw:layer="layout" svg:x1="14cm" svg:y1="8.5cm" svg:x2="16.3cm" svg:y2="27.5cm" draw:start-shape="id7" draw:start-glue-point="6" draw:end-shape="id17" draw:end-glue-point="6" svg:d="M14000 8500v19000h2300" svg:viewBox="0 0 2301 19001">
          <text:p/>
        </draw:connector>
        <draw:frame draw:style-name="gr11" draw:text-style-name="P13" draw:layer="layout" svg:width="1.5cm" svg:height="0.64cm" svg:x="14.5cm" svg:y="8.96cm">
          <draw:text-box>
            <text:p text:style-name="P12"><text:span text:style-name="T1">case 0:</text:span></text:p>
          </draw:text-box>
        </draw:frame>
        <draw:frame draw:style-name="gr11" draw:text-style-name="P13" draw:layer="layout" svg:width="1.5cm" svg:height="0.64cm" svg:x="14.5cm" svg:y="10.96cm">
          <draw:text-box>
            <text:p text:style-name="P12"><text:span text:style-name="T1">case 1:</text:span></text:p>
          </draw:text-box>
        </draw:frame>
        <draw:frame draw:style-name="gr11" draw:text-style-name="P13" draw:layer="layout" svg:width="1.5cm" svg:height="0.64cm" svg:x="14.5cm" svg:y="13cm">
          <draw:text-box>
            <text:p text:style-name="P12"><text:span text:style-name="T1">case 2:</text:span></text:p>
          </draw:text-box>
        </draw:frame>
        <draw:frame draw:style-name="gr11" draw:text-style-name="P13" draw:layer="layout" svg:width="1.5cm" svg:height="0.64cm" svg:x="14.5cm" svg:y="15cm">
          <draw:text-box>
            <text:p text:style-name="P12"><text:span text:style-name="T1">case 3:</text:span></text:p>
          </draw:text-box>
        </draw:frame>
        <draw:frame draw:style-name="gr12" draw:text-style-name="P13" draw:layer="layout" svg:width="1.5cm" svg:height="0.64cm" svg:x="14.5cm" svg:y="17cm">
          <draw:text-box>
            <text:p text:style-name="P12"><text:span text:style-name="T1">case 4:</text:span></text:p>
          </draw:text-box>
        </draw:frame>
        <draw:frame draw:style-name="gr11" draw:text-style-name="P13" draw:layer="layout" svg:width="1.5cm" svg:height="0.64cm" svg:x="14.5cm" svg:y="19cm">
          <draw:text-box>
            <text:p text:style-name="P12"><text:span text:style-name="T1">case 5:</text:span></text:p>
          </draw:text-box>
        </draw:frame>
        <draw:frame draw:style-name="gr11" draw:text-style-name="P13" draw:layer="layout" svg:width="1.5cm" svg:height="0.64cm" svg:x="14.5cm" svg:y="21cm">
          <draw:text-box>
            <text:p text:style-name="P12"><text:span text:style-name="T1">case 6:</text:span></text:p>
          </draw:text-box>
        </draw:frame>
        <draw:frame draw:style-name="gr11" draw:text-style-name="P13" draw:layer="layout" svg:width="1.5cm" svg:height="0.64cm" svg:x="14.5cm" svg:y="23cm">
          <draw:text-box>
            <text:p text:style-name="P12"><text:span text:style-name="T1">case 7:</text:span></text:p>
          </draw:text-box>
        </draw:frame>
        <draw:frame draw:style-name="gr11" draw:text-style-name="P13" draw:layer="layout" svg:width="1.5cm" svg:height="0.64cm" svg:x="14.5cm" svg:y="25cm">
          <draw:text-box>
            <text:p text:style-name="P12"><text:span text:style-name="T1">case 8:</text:span></text:p>
          </draw:text-box>
        </draw:frame>
        <draw:frame draw:style-name="gr11" draw:text-style-name="P13" draw:layer="layout" svg:width="1.5cm" svg:height="0.64cm" svg:x="14.5cm" svg:y="27cm">
          <draw:text-box>
            <text:p text:style-name="P12"><text:span text:style-name="T1">case 9:</text:span></text:p>
          </draw:text-box>
        </draw:frame>
        <draw:connector draw:style-name="gr4" draw:text-style-name="P14" draw:layer="layout" draw:type="line" svg:x1="17.5cm" svg:y1="10cm" svg:x2="17.5cm" svg:y2="11cm" draw:start-shape="id8" draw:start-glue-point="8" draw:end-shape="id9" draw:end-glue-point="5" svg:d="M17500 10000v1000" svg:viewBox="0 0 1 1001">
          <text:p/>
        </draw:connector>
        <draw:connector draw:style-name="gr4" draw:text-style-name="P14" draw:layer="layout" draw:type="line" svg:x1="17.5cm" svg:y1="12cm" svg:x2="17.5cm" svg:y2="13cm" draw:start-shape="id9" draw:start-glue-point="8" draw:end-shape="id10" draw:end-glue-point="5" svg:d="M17500 12000v1000" svg:viewBox="0 0 1 1001">
          <text:p/>
        </draw:connector>
        <draw:connector draw:style-name="gr4" draw:text-style-name="P14" draw:layer="layout" draw:type="line" svg:x1="17.5cm" svg:y1="14cm" svg:x2="17.5cm" svg:y2="15cm" draw:start-shape="id10" draw:start-glue-point="8" draw:end-shape="id11" draw:end-glue-point="5" svg:d="M17500 14000v1000" svg:viewBox="0 0 1 1001">
          <text:p/>
        </draw:connector>
        <draw:connector draw:style-name="gr4" draw:text-style-name="P14" draw:layer="layout" draw:type="line" svg:x1="17.5cm" svg:y1="16cm" svg:x2="17.5cm" svg:y2="17cm" draw:start-shape="id11" draw:start-glue-point="8" draw:end-shape="id12" draw:end-glue-point="5" svg:d="M17500 16000v1000" svg:viewBox="0 0 1 1001">
          <text:p/>
        </draw:connector>
        <draw:connector draw:style-name="gr4" draw:text-style-name="P14" draw:layer="layout" draw:type="line" svg:x1="17.5cm" svg:y1="18cm" svg:x2="17.5cm" svg:y2="19cm" draw:start-shape="id12" draw:start-glue-point="8" draw:end-shape="id13" draw:end-glue-point="5" svg:d="M17500 18000v1000" svg:viewBox="0 0 1 1001">
          <text:p/>
        </draw:connector>
        <draw:connector draw:style-name="gr4" draw:text-style-name="P14" draw:layer="layout" draw:type="line" svg:x1="17.5cm" svg:y1="20cm" svg:x2="17.5cm" svg:y2="21cm" draw:start-shape="id13" draw:start-glue-point="8" draw:end-shape="id14" draw:end-glue-point="5" svg:d="M17500 20000v1000" svg:viewBox="0 0 1 1001">
          <text:p/>
        </draw:connector>
        <draw:connector draw:style-name="gr4" draw:text-style-name="P14" draw:layer="layout" draw:type="line" svg:x1="17.5cm" svg:y1="22cm" svg:x2="17.5cm" svg:y2="23cm" draw:start-shape="id14" draw:start-glue-point="8" draw:end-shape="id15" draw:end-glue-point="5" svg:d="M17500 22000v1000" svg:viewBox="0 0 1 1001">
          <text:p/>
        </draw:connector>
        <draw:connector draw:style-name="gr4" draw:text-style-name="P14" draw:layer="layout" draw:type="line" svg:x1="17.5cm" svg:y1="24cm" svg:x2="17.5cm" svg:y2="25cm" draw:start-shape="id15" draw:start-glue-point="8" draw:end-shape="id16" draw:end-glue-point="5" svg:d="M17500 24000v1000" svg:viewBox="0 0 1 1001">
          <text:p/>
        </draw:connector>
        <draw:connector draw:style-name="gr4" draw:text-style-name="P14" draw:layer="layout" draw:type="line" svg:x1="17.5cm" svg:y1="26cm" svg:x2="17.5cm" svg:y2="27cm" draw:start-shape="id16" draw:start-glue-point="8" draw:end-shape="id17" draw:end-glue-point="5" svg:d="M17500 26000v1000" svg:viewBox="0 0 1 1001">
          <text:p/>
        </draw:connector>
        <draw:connector draw:style-name="gr4" draw:text-style-name="P14" draw:layer="layout" draw:type="line" svg:x1="14cm" svg:y1="3cm" svg:x2="14cm" svg:y2="3.5cm" draw:start-shape="id18" draw:start-glue-point="6" draw:end-shape="id19" draw:end-glue-point="5" svg:d="M14000 3000v500" svg:viewBox="0 0 1 501">
          <text:p/>
        </draw:connector>
        <draw:connector draw:style-name="gr4" draw:text-style-name="P14" draw:layer="layout" draw:type="line" svg:x1="14cm" svg:y1="4.5cm" svg:x2="14cm" svg:y2="5cm" draw:start-shape="id19" draw:start-glue-point="8" draw:end-shape="id20" draw:end-glue-point="5" svg:d="M14000 4500v500" svg:viewBox="0 0 1 501">
          <text:p/>
        </draw:connector>
        <draw:connector draw:style-name="gr4" draw:text-style-name="P14" draw:layer="layout" draw:type="line" svg:x1="14cm" svg:y1="6cm" svg:x2="14cm" svg:y2="6.5cm" draw:start-shape="id20" draw:start-glue-point="8" draw:end-shape="id7" draw:end-glue-point="4" svg:d="M14000 6000v500" svg:viewBox="0 0 1 501">
          <text:p/>
        </draw:connector>
      </draw:page>
      <draw:page draw:name="page2" draw:style-name="dp1" draw:master-page-name="Обычный">
        <draw:custom-shape draw:style-name="gr6" draw:text-style-name="P16" xml:id="id21" draw:id="id21" draw:layer="layout" svg:width="3cm" svg:height="1cm" svg:x="6cm" svg:y="6.6cm">
          <text:p text:style-name="P15"><text:span text:style-name="T4">void secondTask()</text:span>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ustom-shape draw:style-name="gr13" draw:text-style-name="P18" xml:id="id22" draw:id="id22" draw:layer="layout" svg:width="11cm" svg:height="1cm" svg:x="2cm" svg:y="8.1cm">
          <text:p text:style-name="P17"><text:span text:style-name="T6">cout &lt;&lt; "Введите элементарную (+, -, *, /) бинарную </text:span><text:span text:style-name="T7">"</text:span></text:p>
          <text:p text:style-name="P17"><text:span text:style-name="T6">&lt;&lt; </text:span><text:span text:style-name="T7">"</text:span><text:span text:style-name="T7">арифметическую операцию в формате \"21.5 + 42\": ";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19" draw:layer="layout" draw:type="line" svg:x1="7.5cm" svg:y1="7.6cm" svg:x2="7.5cm" svg:y2="8.1cm" draw:start-shape="id21" draw:start-glue-point="6" draw:end-shape="id22" draw:end-glue-point="5" svg:d="M7500 7600v500" svg:viewBox="0 0 1 501">
          <text:p/>
        </draw:connector>
        <draw:custom-shape draw:style-name="gr14" draw:text-style-name="P18" xml:id="id23" draw:id="id23" draw:layer="layout" svg:width="11cm" svg:height="1.5cm" svg:x="2cm" svg:y="9.6cm">
          <text:p text:style-name="P17"><text:span text:style-name="T7">char operation;</text:span></text:p>
          <text:p text:style-name="P17"><text:span text:style-name="T7">double first_operand, second_operand;</text:span></text:p>
          <text:p text:style-name="P17"><text:span text:style-name="T7"/></text:p>
          <text:p text:style-name="P17"><text:span text:style-name="T7">cin &gt;&gt; first_operand &gt;&gt; operation &gt;&gt; second_operand;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3" draw:text-style-name="P18" xml:id="id24" draw:id="id24" draw:layer="layout" svg:width="11cm" svg:height="1cm" svg:x="2cm" svg:y="11.6cm">
          <text:p text:style-name="P17"><text:span text:style-name="T7">cout &lt;&lt; first_operand &lt;&lt; " " &lt;&lt; operation</text:span></text:p>
          <text:p text:style-name="P17"><text:span text:style-name="T7">&lt;&lt; " " &lt;&lt; second_operand &lt;&lt; " = ";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20" xml:id="id25" draw:id="id25" draw:layer="layout" svg:width="3.5cm" svg:height="2cm" svg:x="5.749cm" svg:y="13.599cm">
          <text:p><text:span text:style-name="T8">switch (</text:span><text:span text:style-name="T9">operation</text:span><text:span text:style-name="T8">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8" xml:id="id26" draw:id="id26" draw:layer="layout" svg:width="7cm" svg:height="1cm" svg:x="9.499cm" svg:y="16.099cm">
          <text:p text:style-name="P17"><text:span text:style-name="T10">cout &lt;&lt; first_operand + second_operand;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16" draw:text-style-name="P22" draw:layer="layout" svg:width="1.75cm" svg:height="0.64cm" svg:x="7.999cm" svg:y="16.099cm">
          <draw:text-box>
            <text:p text:style-name="P21"><text:span text:style-name="T1">case '+':</text:span></text:p>
          </draw:text-box>
        </draw:frame>
        <draw:custom-shape draw:style-name="gr17" draw:text-style-name="P20" xml:id="id27" draw:id="id27" draw:layer="layout" svg:width="1.5cm" svg:height="1cm" svg:x="17.499cm" svg:y="16.099cm">
          <text:p text:style-name="P23">break;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6" draw:text-style-name="P22" draw:layer="layout" svg:width="1.75cm" svg:height="0.64cm" svg:x="7.999cm" svg:y="18.099cm">
          <draw:text-box>
            <text:p text:style-name="P21"><text:span text:style-name="T1">case '-':</text:span></text:p>
          </draw:text-box>
        </draw:frame>
        <draw:frame draw:style-name="gr18" draw:text-style-name="P22" draw:layer="layout" svg:width="1.75cm" svg:height="0.64cm" svg:x="7.999cm" svg:y="20.099cm">
          <draw:text-box>
            <text:p text:style-name="P21"><text:span text:style-name="T1">case '*':</text:span></text:p>
          </draw:text-box>
        </draw:frame>
        <draw:frame draw:style-name="gr18" draw:text-style-name="P22" draw:layer="layout" svg:width="1.75cm" svg:height="0.64cm" svg:x="7.999cm" svg:y="22.099cm">
          <draw:text-box>
            <text:p text:style-name="P21"><text:span text:style-name="T1">case '/':</text:span></text:p>
          </draw:text-box>
        </draw:frame>
        <draw:custom-shape draw:style-name="gr15" draw:text-style-name="P18" xml:id="id28" draw:id="id28" draw:layer="layout" svg:width="7cm" svg:height="1cm" svg:x="9.499cm" svg:y="18.099cm">
          <text:p text:style-name="P17"><text:span text:style-name="T10">cout &lt;&lt; first_operand - second_operand;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5" draw:text-style-name="P18" xml:id="id30" draw:id="id30" draw:layer="layout" svg:width="7cm" svg:height="1cm" svg:x="9.249cm" svg:y="20.099cm">
          <text:p text:style-name="P17"><text:span text:style-name="T10">cout &lt;&lt; first_operand * second_operand;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5" draw:text-style-name="P18" xml:id="id32" draw:id="id32" draw:layer="layout" svg:width="7cm" svg:height="1cm" svg:x="9.249cm" svg:y="22.099cm">
          <text:p text:style-name="P17"><text:span text:style-name="T10">cout &lt;&lt; first_operand / second_operand;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7" draw:text-style-name="P20" xml:id="id29" draw:id="id29" draw:layer="layout" svg:width="1.5cm" svg:height="1cm" svg:x="17.499cm" svg:y="18.099cm">
          <text:p text:style-name="P23">break;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20" xml:id="id31" draw:id="id31" draw:layer="layout" svg:width="1.5cm" svg:height="1cm" svg:x="17.499cm" svg:y="20.099cm">
          <text:p text:style-name="P23">break;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20" xml:id="id33" draw:id="id33" draw:layer="layout" svg:width="1.5cm" svg:height="1cm" svg:x="17.499cm" svg:y="22.099cm">
          <text:p text:style-name="P23">break;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9" draw:layer="layout" draw:type="line" svg:x1="7.5cm" svg:y1="9.1cm" svg:x2="7.5cm" svg:y2="9.6cm" draw:start-shape="id22" draw:start-glue-point="8" draw:end-shape="id23" draw:end-glue-point="5" svg:d="M7500 9100v500" svg:viewBox="0 0 1 501">
          <text:p/>
        </draw:connector>
        <draw:connector draw:style-name="gr4" draw:text-style-name="P19" draw:layer="layout" draw:type="line" svg:x1="7.5cm" svg:y1="11.1cm" svg:x2="7.5cm" svg:y2="11.6cm" draw:start-shape="id23" draw:start-glue-point="8" draw:end-shape="id24" draw:end-glue-point="5" svg:d="M7500 11100v500" svg:viewBox="0 0 1 501">
          <text:p/>
        </draw:connector>
        <draw:connector draw:style-name="gr4" draw:text-style-name="P19" draw:layer="layout" draw:type="line" svg:x1="7.5cm" svg:y1="12.6cm" svg:x2="7.499cm" svg:y2="13.599cm" draw:start-shape="id24" draw:start-glue-point="8" draw:end-shape="id25" draw:end-glue-point="4" svg:d="M7500 12600l-1 999" svg:viewBox="0 0 2 1000">
          <text:p/>
        </draw:connector>
        <draw:connector draw:style-name="gr4" draw:text-style-name="P19" draw:layer="layout" draw:type="line" svg:x1="15.786cm" svg:y1="16.599cm" svg:x2="17.499cm" svg:y2="16.599cm" draw:start-shape="id26" draw:start-glue-point="9" draw:end-shape="id27" draw:end-glue-point="5" svg:d="M15786 16599h1713" svg:viewBox="0 0 1714 1">
          <text:p/>
        </draw:connector>
        <draw:connector draw:style-name="gr4" draw:text-style-name="P19" draw:layer="layout" draw:type="line" svg:x1="15.786cm" svg:y1="18.599cm" svg:x2="17.499cm" svg:y2="18.599cm" draw:start-shape="id28" draw:start-glue-point="9" draw:end-shape="id29" draw:end-glue-point="5" svg:d="M15786 18599h1713" svg:viewBox="0 0 1714 1">
          <text:p/>
        </draw:connector>
        <draw:connector draw:style-name="gr4" draw:text-style-name="P19" draw:layer="layout" draw:type="line" svg:x1="15.536cm" svg:y1="20.599cm" svg:x2="17.499cm" svg:y2="20.599cm" draw:start-shape="id30" draw:start-glue-point="9" draw:end-shape="id31" draw:end-glue-point="5" svg:d="M15536 20599h1963" svg:viewBox="0 0 1964 1">
          <text:p/>
        </draw:connector>
        <draw:connector draw:style-name="gr4" draw:text-style-name="P19" draw:layer="layout" draw:type="line" svg:x1="15.536cm" svg:y1="22.599cm" svg:x2="17.499cm" svg:y2="22.599cm" draw:start-shape="id32" draw:start-glue-point="9" draw:end-shape="id33" draw:end-glue-point="5" svg:d="M15536 22599h1963" svg:viewBox="0 0 1964 1">
          <text:p/>
        </draw:connector>
        <draw:connector draw:style-name="gr10" draw:text-style-name="P20" draw:layer="layout" draw:line-skew="-1.002cm" svg:x1="7.499cm" svg:y1="15.599cm" svg:x2="10.199cm" svg:y2="16.599cm" draw:start-shape="id25" draw:start-glue-point="6" draw:end-shape="id26" draw:end-glue-point="6" svg:d="M7499 15599v1000h2700" svg:viewBox="0 0 2701 1001">
          <text:p/>
        </draw:connector>
        <draw:connector draw:style-name="gr10" draw:text-style-name="P20" draw:layer="layout" draw:line-skew="1.749cm" svg:x1="7.499cm" svg:y1="15.599cm" svg:x2="10.199cm" svg:y2="18.599cm" draw:start-shape="id25" draw:start-glue-point="6" draw:end-shape="id28" draw:end-glue-point="6" svg:d="M7499 15599v3000h2700" svg:viewBox="0 0 2701 3001">
          <text:p/>
        </draw:connector>
        <draw:connector draw:style-name="gr10" draw:text-style-name="P20" draw:layer="layout" draw:line-skew="2.749cm" svg:x1="7.499cm" svg:y1="15.599cm" svg:x2="9.949cm" svg:y2="20.599cm" draw:start-shape="id25" draw:start-glue-point="6" draw:end-shape="id30" draw:end-glue-point="6" svg:d="M7499 15599v5000h2450" svg:viewBox="0 0 2451 5001">
          <text:p/>
        </draw:connector>
        <draw:connector draw:style-name="gr10" draw:text-style-name="P20" draw:layer="layout" draw:line-skew="3.749cm" svg:x1="7.499cm" svg:y1="15.599cm" svg:x2="9.949cm" svg:y2="22.599cm" draw:start-shape="id25" draw:start-glue-point="6" draw:end-shape="id32" draw:end-glue-point="6" svg:d="M7499 15599v7000h2450" svg:viewBox="0 0 2451 700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08T17:16:55.438000000</meta:creation-date>
    <dc:date>2021-11-17T00:32:40.105000000</dc:date>
    <meta:editing-duration>PT6M54S</meta:editing-duration>
    <meta:editing-cycles>2</meta:editing-cycles>
    <meta:generator>LibreOffice/7.1.5.2$Windows_X86_64 LibreOffice_project/85f04e9f809797b8199d13c421bd8a2b025d52b5</meta:generator>
    <meta:document-statistic meta:object-count="85"/>
  </office:meta>
</office:document-meta>
</file>